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AF000002B538628A459E927EBA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Picture 1" draw:style-name="gr1" draw:text-style-name="P1" draw:layer="layout" svg:width="20.194cm" svg:height="11.664cm" svg:x="0.498cm" svg:y="0.498cm">
          <draw:image xlink:href="Pictures/10000001000004AF000002B538628A459E927EBA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.19cm" fo:page-height="12.6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9-27T16:46:03.380537651</dc:date>
    <meta:editing-duration>PT5H12M46S</meta:editing-duration>
    <meta:editing-cycles>20</meta:editing-cycles>
    <meta:generator>LibreOffice/7.4.0.3$Linux_X86_64 LibreOffice_project/40$Build-3</meta:generator>
    <meta:document-statistic meta:object-count="1"/>
  </office:meta>
</office:document-meta>
</file>